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2">
      <style:text-properties officeooo:paragraph-rsid="00126f47"/>
    </style:style>
    <style:style style:name="P3" style:family="paragraph" style:parent-style-name="Heading_20_2">
      <style:text-properties style:font-name="Arial"/>
    </style:style>
    <style:style style:name="P4" style:family="paragraph" style:parent-style-name="Heading_20_2">
      <style:text-properties style:font-name="Arial" officeooo:paragraph-rsid="00141e03"/>
    </style:style>
    <style:style style:name="P5" style:family="paragraph" style:parent-style-name="Heading_20_2">
      <style:text-properties officeooo:paragraph-rsid="00141e03"/>
    </style:style>
    <style:style style:name="P6" style:family="paragraph" style:parent-style-name="Horizontal_20_Line">
      <style:text-properties style:font-name="Arial"/>
    </style:style>
    <style:style style:name="P7" style:family="paragraph" style:parent-style-name="Preformatted_20_Text">
      <style:text-properties style:font-name="Arial"/>
    </style:style>
    <style:style style:name="P8" style:family="paragraph" style:parent-style-name="Preformatted_20_Text">
      <style:text-properties style:font-name="Arial" officeooo:paragraph-rsid="00126f47"/>
    </style:style>
    <style:style style:name="P9" style:family="paragraph" style:parent-style-name="Preformatted_20_Text">
      <style:text-properties style:font-name="Arial" fo:background-color="#ffff00"/>
    </style:style>
    <style:style style:name="P10" style:family="paragraph" style:parent-style-name="Preformatted_20_Text">
      <style:text-properties style:font-name="Arial" officeooo:paragraph-rsid="00141e03"/>
    </style:style>
    <style:style style:name="P11" style:family="paragraph" style:parent-style-name="Standard">
      <style:text-properties style:font-name="Arial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text-properties style:font-name="Arial" officeooo:rsid="00126f47" officeooo:paragraph-rsid="00126f47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 style:list-style-name="L3">
      <style:text-properties style:font-name="Arial"/>
    </style:style>
    <style:style style:name="T1" style:family="text">
      <style:text-properties officeooo:rsid="00126f47"/>
    </style:style>
    <style:style style:name="T2" style:family="text">
      <style:text-properties style:font-name="Arial"/>
    </style:style>
    <style:style style:name="T3" style:family="text">
      <style:text-properties style:font-name="Arial" officeooo:rsid="00126f47"/>
    </style:style>
    <style:style style:name="T4" style:family="text">
      <style:text-properties style:font-name="Arial" officeooo:rsid="00141e03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3898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idnows (Powershell)+ Docker Desktop</text:p>
      <text:p text:style-name="P13"/>
      <text:p text:style-name="P13">Zmienne</text:p>
      <text:section text:style-name="Sect1" text:name="code-block-viewer">
        <text:p text:style-name="P7">$REGISTRY_USER = "rockpiryt"</text:p>
        <text:p text:style-name="P7">$FRONT_IMAGE = "$REGISTRY_USER/product-dashboard-frontend"</text:p>
        <text:p text:style-name="P7">$BACK_IMAGE = "$REGISTRY_USER/product-dashboard-backend"</text:p>
        <text:p text:style-name="P7">$VERSION = "v1"</text:p>
      </text:section>
      <text:p text:style-name="P6"/>
      <text:h text:style-name="P1" text:outline-level="1">1. Struktura katalogów projektu</text:h>
      <text:section text:style-name="Sect1" text:name="Sekcja1">
        <text:p text:style-name="P7"><text:bookmark text:name="code-block-viewer"/>product-dashboard/</text:p>
        <text:p text:style-name="P7">├── backend/</text:p>
        <text:p text:style-name="P7">│ <text:s text:c="2"/>├── Dockerfile</text:p>
        <text:p text:style-name="P7">│ <text:s text:c="2"/>├── package.json</text:p>
        <text:p text:style-name="P7">│ <text:s text:c="2"/>├── package-lock.json</text:p>
        <text:p text:style-name="P7">│ <text:s text:c="2"/>└── server.js</text:p>
        <text:p text:style-name="P7">├── frontend/</text:p>
        <text:p text:style-name="P7">│ <text:s text:c="2"/>├── Dockerfile</text:p>
        <text:p text:style-name="P7">│ <text:s text:c="2"/>├── nginx/</text:p>
        <text:p text:style-name="P7">│ <text:s text:c="2"/>│ <text:s text:c="2"/>├── nginx.conf</text:p>
        <text:p text:style-name="P7">│ <text:s text:c="2"/>│ <text:s text:c="2"/>└── default.conf</text:p>
        <text:p text:style-name="P7">│ <text:s text:c="2"/>└── static/</text:p>
        <text:p text:style-name="P7">│ <text:s text:c="6"/>├── index.html</text:p>
        <text:p text:style-name="P7">│ <text:s text:c="6"/>├── products.html</text:p>
        <text:p text:style-name="P7">│ <text:s text:c="6"/>├── stats.html</text:p>
        <text:p text:style-name="P7">│ <text:s text:c="6"/>├── styles.css</text:p>
        <text:p text:style-name="P7">│ <text:s text:c="6"/>├── app.js</text:p>
        <text:p text:style-name="P7">│ <text:s text:c="6"/>├── products.js</text:p>
        <text:p text:style-name="P7">│ <text:s text:c="6"/>└── stats.js</text:p>
        <text:p text:style-name="P7">└── README.md</text:p>
      </text:section>
      <text:p text:style-name="P6"/>
      <text:h text:style-name="P1" text:outline-level="1">2. Backend Node.js/Express</text:h>
      <text:h text:style-name="Heading_20_2" text:outline-level="2"><text:span text:style-name="Source_20_Text"><text:span text:style-name="T2">backend/package.json</text:span></text:span></text:h>
      <text:section text:style-name="Sect1" text:name="Sekcja2">
        <text:p text:style-name="P7"><text:bookmark text:name="code-block-viewer kopia 1"/>{</text:p>
        <text:p text:style-name="P7"><text:s text:c="2"/>"name": "product-dashboard-backend",</text:p>
        <text:p text:style-name="P7"><text:s text:c="2"/>"version": "1.0.0",</text:p>
        <text:p text:style-name="P7"><text:s text:c="2"/>"description": "Backend API for Product Dashboard",</text:p>
        <text:p text:style-name="P7"><text:s text:c="2"/>"main": "server.js",</text:p>
        <text:p text:style-name="P7"><text:s text:c="2"/>"scripts": {</text:p>
        <text:p text:style-name="P7"><text:s text:c="4"/>"start": "node server.js"</text:p>
        <text:p text:style-name="P7"><text:s text:c="2"/>},</text:p>
        <text:p text:style-name="P7"><text:s text:c="2"/>"dependencies": {</text:p>
        <text:p text:style-name="P7"><text:s text:c="4"/>"express": "^4.21.2"</text:p>
        <text:p text:style-name="P7"><text:s text:c="2"/>}</text:p>
        <text:p text:style-name="P7">}</text:p>
      </text:section>
      <text:h text:style-name="Heading_20_2" text:outline-level="2"><text:span text:style-name="Source_20_Text"><text:span text:style-name="T2">backend/server.js</text:span></text:span></text:h>
      <text:section text:style-name="Sect1" text:name="Sekcja3">
        <text:p text:style-name="P7"><text:bookmark text:name="code-block-viewer kopia 2"/>const express = require("express");</text:p>
        <text:p text:style-name="P7">const os = require("os");</text:p>
        <text:p text:style-name="P7">const app = express();</text:p>
        <text:p text:style-name="P7"><text:soft-page-break/>const PORT = process.env.PORT || 3000;</text:p>
        <text:p text:style-name="P7">const INSTANCE_ID = process.env.INSTANCE_ID || os.hostname();</text:p>
        <text:p text:style-name="P7">app.use(express.json());</text:p>
        <text:p text:style-name="P7">let items = [</text:p>
        <text:p text:style-name="P7"><text:s text:c="2"/>{ id: 1, name: "Laptop Pro 14", category: "Electronics", price: 5999 },</text:p>
        <text:p text:style-name="P7"><text:s text:c="2"/>{ id: 2, name: "Mechanical Keyboard", category: "Accessories", price: 499 },</text:p>
        <text:p text:style-name="P7"><text:s text:c="2"/>{ id: 3, name: "Monitor 27", category: "Electronics", price: 1299 }</text:p>
        <text:p text:style-name="P7">];</text:p>
        <text:p text:style-name="P7">app.get("/items", (req, res) =&gt; {</text:p>
        <text:p text:style-name="P7"><text:s text:c="2"/>res.json({</text:p>
        <text:p text:style-name="P7"><text:s text:c="4"/>items,</text:p>
        <text:p text:style-name="P7"><text:s text:c="4"/>count: items.length,</text:p>
        <text:p text:style-name="P7"><text:s text:c="4"/>servedBy: INSTANCE_ID</text:p>
        <text:p text:style-name="P7"><text:s text:c="2"/>});</text:p>
        <text:p text:style-name="P7">});</text:p>
        <text:p text:style-name="P7">app.post("/items", (req, res) =&gt; {</text:p>
        <text:p text:style-name="P7"><text:s text:c="2"/>const { name, category, price } = req.body;</text:p>
        <text:p text:style-name="P7"><text:s text:c="2"/>if (!name || !category || price === undefined || price === null) {</text:p>
        <text:p text:style-name="P7"><text:s text:c="4"/>return res.status(400).json({</text:p>
        <text:p text:style-name="P7"><text:s text:c="6"/>error: "Fields name, category and price are required"</text:p>
        <text:p text:style-name="P7"><text:s text:c="4"/>});</text:p>
        <text:p text:style-name="P7"><text:s text:c="2"/>}</text:p>
        <text:p text:style-name="P7"><text:s text:c="2"/>const numericPrice = Number(price);</text:p>
        <text:p text:style-name="P7"><text:s text:c="2"/>if (Number.isNaN(numericPrice) || numericPrice &lt; 0) {</text:p>
        <text:p text:style-name="P7"><text:s text:c="4"/>return res.status(400).json({</text:p>
        <text:p text:style-name="P7"><text:s text:c="6"/>error: "Price must be a non-negative number"</text:p>
        <text:p text:style-name="P7"><text:s text:c="4"/>});</text:p>
        <text:p text:style-name="P7"><text:s text:c="2"/>}</text:p>
        <text:p text:style-name="P7"><text:s text:c="2"/>const newItem = {</text:p>
        <text:p text:style-name="P7"><text:s text:c="4"/>id: items.length ? items[items.length - 1].id + 1 : 1,</text:p>
        <text:p text:style-name="P7"><text:s text:c="4"/>name: String(name),</text:p>
        <text:p text:style-name="P7"><text:s text:c="4"/>category: String(category),</text:p>
        <text:p text:style-name="P7"><text:s text:c="4"/>price: numericPrice</text:p>
        <text:p text:style-name="P7"><text:s text:c="2"/>};</text:p>
        <text:p text:style-name="P7"><text:s text:c="2"/>items.push(newItem);</text:p>
        <text:p text:style-name="P7"><text:s text:c="2"/>res.status(201).json({</text:p>
        <text:p text:style-name="P7"><text:s text:c="4"/>message: "Item created",</text:p>
        <text:p text:style-name="P7"><text:s text:c="4"/>item: newItem,</text:p>
        <text:p text:style-name="P7"><text:s text:c="4"/>servedBy: INSTANCE_ID</text:p>
        <text:p text:style-name="P7"><text:s text:c="2"/>});</text:p>
        <text:p text:style-name="P7">});</text:p>
        <text:p text:style-name="P7">app.get("/stats", (req, res) =&gt; {</text:p>
        <text:p text:style-name="P7"><text:s text:c="2"/>res.json({</text:p>
        <text:p text:style-name="P7"><text:s text:c="4"/>totalProducts: items.length,</text:p>
        <text:p text:style-name="P7"><text:s text:c="4"/>instanceId: INSTANCE_ID,</text:p>
        <text:p text:style-name="P7"><text:s text:c="4"/>timestamp: new Date().toISOString()</text:p>
        <text:p text:style-name="P7"><text:s text:c="2"/>});</text:p>
        <text:p text:style-name="P7">});</text:p>
        <text:p text:style-name="P7">app.listen(PORT, () =&gt; {</text:p>
        <text:p text:style-name="P7"><text:s text:c="2"/>console.log(`Backend listening on port ${PORT}, instance ${INSTANCE_ID}`);</text:p>
        <text:p text:style-name="P7">});</text:p>
      </text:section>
      <text:h text:style-name="P4" text:outline-level="2"><text:span text:style-name="Source_20_Text"><text:span text:style-name="T4"/></text:span></text:h>
      <text:h text:style-name="P5" text:outline-level="2"><text:span text:style-name="Source_20_Text"><text:span text:style-name="T2">backend/package-lock.</text:span></text:span><text:span text:style-name="Source_20_Text"><text:span text:style-name="T4">json</text:span></text:span></text:h>
      <text:section text:style-name="Sect1" text:name="Sekcja4">
        <text:p text:style-name="P10">{</text:p>
        <text:p text:style-name="P10"><text:s text:c="4"/>"name": "product-dashboard-backend",</text:p>
        <text:p text:style-name="P10"><text:s text:c="4"/>"version": "1.0.0",</text:p>
        <text:p text:style-name="P10"><text:s text:c="4"/>"lockfileVersion": 3,</text:p>
        <text:p text:style-name="P10"><text:s text:c="4"/>"requires": true,</text:p>
        <text:p text:style-name="P10"><text:soft-page-break/><text:s text:c="4"/>"packages": {</text:p>
        <text:p text:style-name="P10"><text:s text:c="8"/>"": {</text:p>
        <text:p text:style-name="P10"><text:s text:c="12"/>"name": "product-dashboard-backend",</text:p>
        <text:p text:style-name="P10"><text:s text:c="12"/>"version": "1.0.0",</text:p>
        <text:p text:style-name="P10"><text:s text:c="12"/>"dependencies": {</text:p>
        <text:p text:style-name="P10"><text:s text:c="16"/>"express": "^4.21.2"</text:p>
        <text:p text:style-name="P10"><text:s text:c="12"/>}</text:p>
        <text:p text:style-name="P10"><text:s text:c="8"/>},</text:p>
        <text:p text:style-name="P10"><text:s text:c="8"/>"node_modules/accepts": {</text:p>
        <text:p text:style-name="P10"><text:s text:c="12"/>"version": "1.3.8",</text:p>
        <text:p text:style-name="P10"><text:s text:c="12"/>"resolved": "https://registry.npmjs.org/accepts/-/accepts-1.3.8.tgz",</text:p>
        <text:p text:style-name="P10"><text:s text:c="12"/>"integrity": "sha512-PYAthTa2m2VKxuvSD3DPC/Gy+U+sOA1LAuT8mkmRuvw+NACSaeXEQ+NHcVF7rONl6qcaxV3Uuemwawk+7+SJLw==",</text:p>
        <text:p text:style-name="P10"><text:s text:c="12"/>"license": "MIT",</text:p>
        <text:p text:style-name="P10"><text:s text:c="12"/>"dependencies": {</text:p>
        <text:p text:style-name="P10"><text:s text:c="16"/>"mime-types": "~2.1.34",</text:p>
        <text:p text:style-name="P10"><text:s text:c="16"/>"negotiator": "0.6.3"</text:p>
        <text:p text:style-name="P10"><text:s text:c="12"/>},</text:p>
        <text:p text:style-name="P10"><text:s text:c="12"/>"engines": {</text:p>
        <text:p text:style-name="P10"><text:s text:c="16"/>"node": "&gt;= 0.6"</text:p>
        <text:p text:style-name="P10"><text:s text:c="12"/>}</text:p>
        <text:p text:style-name="P10"><text:s text:c="8"/>},</text:p>
        <text:p text:style-name="P10"><text:s text:c="8"/>"node_modules/array-flatten": {</text:p>
        <text:p text:style-name="P10"><text:s text:c="12"/>"version": "1.1.1",</text:p>
        <text:p text:style-name="P10"><text:s text:c="12"/>"resolved": "https://registry.npmjs.org/array-flatten/-/array-flatten-1.1.1.tgz",</text:p>
        <text:p text:style-name="P10"><text:s text:c="12"/>"integrity": "sha512-PCVAQswWemu6UdxsDFFX/+gVeYqKAod3D3UVm91jHwynguOwAvYPhx8nNlM++NqRcK6CxxpUafjmhIdKiHibqg==",</text:p>
        <text:p text:style-name="P10"><text:s text:c="12"/>"license": "MIT"….</text:p>
      </text:section>
      <text:h text:style-name="P4" text:outline-level="2"><text:span text:style-name="Source_20_Text"><text:span text:style-name="T2"/></text:span></text:h>
      <text:p text:style-name="P14"><text:span text:style-name="Source_20_Text"/></text:p>
      <text:p text:style-name="P14"><text:span text:style-name="Source_20_Text"/></text:p>
      <text:h text:style-name="P1" text:outline-level="1">3. Frontend statyczny</text:h>
      <text:h text:style-name="Heading_20_2" text:outline-level="2"><text:span text:style-name="Source_20_Text"><text:span text:style-name="T2">frontend/static/styles.css</text:span></text:span></text:h>
      <text:section text:style-name="Sect1" text:name="Sekcja5">
        <text:p text:style-name="P7"><text:bookmark text:name="code-block-viewer kopia 4"/>* {</text:p>
        <text:p text:style-name="P7"><text:s text:c="2"/>box-sizing: border-box;</text:p>
        <text:p text:style-name="P7">}</text:p>
        <text:p text:style-name="P7">body {</text:p>
        <text:p text:style-name="P7"><text:s text:c="2"/>margin: 0;</text:p>
        <text:p text:style-name="P7"><text:s text:c="2"/>font-family: Arial, sans-serif;</text:p>
        <text:p text:style-name="P7"><text:s text:c="2"/>background: #f4f7fb;</text:p>
        <text:p text:style-name="P7"><text:s text:c="2"/>color: #1f2937;</text:p>
        <text:p text:style-name="P7">}</text:p>
        <text:p text:style-name="P7">header {</text:p>
        <text:p text:style-name="P7"><text:s text:c="2"/>background: #111827;</text:p>
        <text:p text:style-name="P7"><text:s text:c="2"/>color: white;</text:p>
        <text:p text:style-name="P7"><text:s text:c="2"/>padding: 16px 24px;</text:p>
        <text:p text:style-name="P7">}</text:p>
        <text:p text:style-name="P7">nav a {</text:p>
        <text:p text:style-name="P7"><text:s text:c="2"/>color: white;</text:p>
        <text:p text:style-name="P7"><text:s text:c="2"/>text-decoration: none;</text:p>
        <text:p text:style-name="P7"><text:s text:c="2"/>margin-right: 16px;</text:p>
        <text:p text:style-name="P7"><text:s text:c="2"/>font-weight: bold;</text:p>
        <text:p text:style-name="P7"><text:soft-page-break/>}</text:p>
        <text:p text:style-name="P7">main {</text:p>
        <text:p text:style-name="P7"><text:s text:c="2"/>max-width: 1000px;</text:p>
        <text:p text:style-name="P7"><text:s text:c="2"/>margin: 24px auto;</text:p>
        <text:p text:style-name="P7"><text:s text:c="2"/>padding: 0 16px;</text:p>
        <text:p text:style-name="P7">}</text:p>
        <text:p text:style-name="P7">.card {</text:p>
        <text:p text:style-name="P7"><text:s text:c="2"/>background: white;</text:p>
        <text:p text:style-name="P7"><text:s text:c="2"/>border-radius: 10px;</text:p>
        <text:p text:style-name="P7"><text:s text:c="2"/>padding: 20px;</text:p>
        <text:p text:style-name="P7"><text:s text:c="2"/>margin-bottom: 20px;</text:p>
        <text:p text:style-name="P7"><text:s text:c="2"/>box-shadow: 0 2px 10px rgba(0,0,0,0.08);</text:p>
        <text:p text:style-name="P7">}</text:p>
        <text:p text:style-name="P7">h1, h2 {</text:p>
        <text:p text:style-name="P7"><text:s text:c="2"/>margin-top: 0;</text:p>
        <text:p text:style-name="P7">}</text:p>
        <text:p text:style-name="P7">.grid {</text:p>
        <text:p text:style-name="P7"><text:s text:c="2"/>display: grid;</text:p>
        <text:p text:style-name="P7"><text:s text:c="2"/>grid-template-columns: repeat(auto-fit, minmax(220px, 1fr));</text:p>
        <text:p text:style-name="P7"><text:s text:c="2"/>gap: 16px;</text:p>
        <text:p text:style-name="P7">}</text:p>
        <text:p text:style-name="P7">.stat-box {</text:p>
        <text:p text:style-name="P7"><text:s text:c="2"/>background: #e5eefc;</text:p>
        <text:p text:style-name="P7"><text:s text:c="2"/>border-radius: 8px;</text:p>
        <text:p text:style-name="P7"><text:s text:c="2"/>padding: 16px;</text:p>
        <text:p text:style-name="P7">}</text:p>
        <text:p text:style-name="P7">table {</text:p>
        <text:p text:style-name="P7"><text:s text:c="2"/>width: 100%;</text:p>
        <text:p text:style-name="P7"><text:s text:c="2"/>border-collapse: collapse;</text:p>
        <text:p text:style-name="P7"><text:s text:c="2"/>background: white;</text:p>
        <text:p text:style-name="P7">}</text:p>
        <text:p text:style-name="P7">th, td {</text:p>
        <text:p text:style-name="P7"><text:s text:c="2"/>padding: 12px;</text:p>
        <text:p text:style-name="P7"><text:s text:c="2"/>border-bottom: 1px solid #e5e7eb;</text:p>
        <text:p text:style-name="P7"><text:s text:c="2"/>text-align: left;</text:p>
        <text:p text:style-name="P7">}</text:p>
        <text:p text:style-name="P7">form {</text:p>
        <text:p text:style-name="P7"><text:s text:c="2"/>display: grid;</text:p>
        <text:p text:style-name="P7"><text:s text:c="2"/>gap: 12px;</text:p>
        <text:p text:style-name="P7">}</text:p>
        <text:p text:style-name="P7">input {</text:p>
        <text:p text:style-name="P7"><text:s text:c="2"/>padding: 10px;</text:p>
        <text:p text:style-name="P7"><text:s text:c="2"/>border: 1px solid #cbd5e1;</text:p>
        <text:p text:style-name="P7"><text:s text:c="2"/>border-radius: 6px;</text:p>
        <text:p text:style-name="P7">}</text:p>
        <text:p text:style-name="P7">button {</text:p>
        <text:p text:style-name="P7"><text:s text:c="2"/>padding: 10px 14px;</text:p>
        <text:p text:style-name="P7"><text:s text:c="2"/>background: #2563eb;</text:p>
        <text:p text:style-name="P7"><text:s text:c="2"/>color: white;</text:p>
        <text:p text:style-name="P7"><text:s text:c="2"/>border: 0;</text:p>
        <text:p text:style-name="P7"><text:s text:c="2"/>border-radius: 6px;</text:p>
        <text:p text:style-name="P7"><text:s text:c="2"/>cursor: pointer;</text:p>
        <text:p text:style-name="P7">}</text:p>
        <text:p text:style-name="P7">button:hover {</text:p>
        <text:p text:style-name="P7"><text:s text:c="2"/>background: #1d4ed8;</text:p>
        <text:p text:style-name="P7">}</text:p>
        <text:p text:style-name="P7">small.muted {</text:p>
        <text:p text:style-name="P7"><text:s text:c="2"/>color: #6b7280;</text:p>
        <text:p text:style-name="P7">}</text:p>
        <text:p text:style-name="P7">.message {</text:p>
        <text:p text:style-name="P7"><text:s text:c="2"/>padding: 10px;</text:p>
        <text:p text:style-name="P7"><text:s text:c="2"/>border-radius: 6px;</text:p>
        <text:p text:style-name="P7"><text:s text:c="2"/>margin-top: 10px;</text:p>
        <text:p text:style-name="P7"><text:soft-page-break/>}</text:p>
        <text:p text:style-name="P7">.success {</text:p>
        <text:p text:style-name="P7"><text:s text:c="2"/>background: #dcfce7;</text:p>
        <text:p text:style-name="P7"><text:s text:c="2"/>color: #166534;</text:p>
        <text:p text:style-name="P7">}</text:p>
        <text:p text:style-name="P7">.error {</text:p>
        <text:p text:style-name="P7"><text:s text:c="2"/>background: #fee2e2;</text:p>
        <text:p text:style-name="P7"><text:s text:c="2"/>color: #991b1b;</text:p>
        <text:p text:style-name="P7">}</text:p>
      </text:section>
      <text:h text:style-name="Heading_20_2" text:outline-level="2"><text:span text:style-name="Source_20_Text"><text:span text:style-name="T2">frontend/static/index.html</text:span></text:span></text:h>
      <text:section text:style-name="Sect1" text:name="Sekcja6">
        <text:p text:style-name="P7"><text:bookmark text:name="code-block-viewer kopia 5"/>&lt;!DOCTYPE html&gt;</text:p>
        <text:p text:style-name="P7">&lt;html lang="en"&gt;</text:p>
        <text:p text:style-name="P7">&lt;head&gt;</text:p>
        <text:p text:style-name="P7"><text:s text:c="2"/>&lt;meta charset="UTF-8" /&gt;</text:p>
        <text:p text:style-name="P7"><text:s text:c="2"/>&lt;meta name="viewport" content="width=device-width, initial-scale=1.0" /&gt;</text:p>
        <text:p text:style-name="P7"><text:s text:c="2"/>&lt;title&gt;Product Dashboard&lt;/title&gt;</text:p>
        <text:p text:style-name="P7"><text:s text:c="2"/>&lt;link rel="stylesheet" href="/styles.css" /&gt;</text:p>
        <text:p text:style-name="P7">&lt;/head&gt;</text:p>
        <text:p text:style-name="P7">&lt;body&gt;</text:p>
        <text:p text:style-name="P7"><text:s text:c="2"/>&lt;header&gt;</text:p>
        <text:p text:style-name="P7"><text:s text:c="4"/>&lt;nav&gt;</text:p>
        <text:p text:style-name="P7"><text:s text:c="6"/>&lt;a href="/index.html"&gt;Home&lt;/a&gt;</text:p>
        <text:p text:style-name="P7"><text:s text:c="6"/>&lt;a href="/products.html"&gt;Products&lt;/a&gt;</text:p>
        <text:p text:style-name="P7"><text:s text:c="6"/>&lt;a href="/stats.html"&gt;Stats&lt;/a&gt;</text:p>
        <text:p text:style-name="P7"><text:s text:c="4"/>&lt;/nav&gt;</text:p>
        <text:p text:style-name="P7"><text:s text:c="2"/>&lt;/header&gt;</text:p>
        <text:p text:style-name="P7"><text:s text:c="2"/>&lt;main&gt;</text:p>
        <text:p text:style-name="P7"><text:s text:c="4"/>&lt;div class="card"&gt;</text:p>
        <text:p text:style-name="P7"><text:s text:c="6"/>&lt;h1&gt;Product Dashboard&lt;/h1&gt;</text:p>
        <text:p text:style-name="P7"><text:s text:c="6"/>&lt;p&gt;Demo environment for static frontend + Node.js backend behind Nginx.&lt;/p&gt;</text:p>
        <text:p text:style-name="P7"><text:s text:c="6"/>&lt;small class="muted"&gt;Frontend is served by Nginx, API is exposed under /api/.&lt;/small&gt;</text:p>
        <text:p text:style-name="P7"><text:s text:c="4"/>&lt;/div&gt;</text:p>
        <text:p text:style-name="P7"><text:s text:c="4"/>&lt;div class="grid"&gt;</text:p>
        <text:p text:style-name="P7"><text:s text:c="6"/>&lt;div class="stat-box"&gt;</text:p>
        <text:p text:style-name="P7"><text:s text:c="8"/>&lt;h2&gt;Frontend&lt;/h2&gt;</text:p>
        <text:p text:style-name="P7"><text:s text:c="8"/>&lt;p&gt;Static HTML/CSS/JS&lt;/p&gt;</text:p>
        <text:p text:style-name="P7"><text:s text:c="6"/>&lt;/div&gt;</text:p>
        <text:p text:style-name="P7"><text:s text:c="6"/>&lt;div class="stat-box"&gt;</text:p>
        <text:p text:style-name="P7"><text:s text:c="8"/>&lt;h2&gt;Backend&lt;/h2&gt;</text:p>
        <text:p text:style-name="P7"><text:s text:c="8"/>&lt;p&gt;Node.js / Express&lt;/p&gt;</text:p>
        <text:p text:style-name="P7"><text:s text:c="6"/>&lt;/div&gt;</text:p>
        <text:p text:style-name="P7"><text:s text:c="6"/>&lt;div class="stat-box"&gt;</text:p>
        <text:p text:style-name="P7"><text:s text:c="8"/>&lt;h2&gt;Proxy&lt;/h2&gt;</text:p>
        <text:p text:style-name="P7"><text:s text:c="8"/>&lt;p&gt;Nginx reverse proxy + cache for /api/stats&lt;/p&gt;</text:p>
        <text:p text:style-name="P7"><text:s text:c="6"/>&lt;/div&gt;</text:p>
        <text:p text:style-name="P7"><text:s text:c="4"/>&lt;/div&gt;</text:p>
        <text:p text:style-name="P7"><text:s text:c="2"/>&lt;/main&gt;</text:p>
        <text:p text:style-name="P7">&lt;/body&gt;</text:p>
        <text:p text:style-name="P7">&lt;/html&gt;</text:p>
      </text:section>
      <text:h text:style-name="Heading_20_2" text:outline-level="2"><text:span text:style-name="Source_20_Text"><text:span text:style-name="T2">frontend/static/products.html</text:span></text:span></text:h>
      <text:section text:style-name="Sect1" text:name="Sekcja7">
        <text:p text:style-name="P7"><text:bookmark text:name="code-block-viewer kopia 6"/>&lt;!DOCTYPE html&gt;</text:p>
        <text:p text:style-name="P7">&lt;html lang="en"&gt;</text:p>
        <text:p text:style-name="P7">&lt;head&gt;</text:p>
        <text:p text:style-name="P7"><text:s text:c="2"/>&lt;meta charset="UTF-8" /&gt;</text:p>
        <text:p text:style-name="P7"><text:s text:c="2"/>&lt;meta name="viewport" content="width=device-width, initial-scale=1.0" /&gt;</text:p>
        <text:p text:style-name="P7"><text:s text:c="2"/>&lt;title&gt;Products&lt;/title&gt;</text:p>
        <text:p text:style-name="P7"><text:s text:c="2"/>&lt;link rel="stylesheet" href="/styles.css" /&gt;</text:p>
        <text:p text:style-name="P7">&lt;/head&gt;</text:p>
        <text:p text:style-name="P7"><text:soft-page-break/>&lt;body&gt;</text:p>
        <text:p text:style-name="P7"><text:s text:c="2"/>&lt;header&gt;</text:p>
        <text:p text:style-name="P7"><text:s text:c="4"/>&lt;nav&gt;</text:p>
        <text:p text:style-name="P7"><text:s text:c="6"/>&lt;a href="/index.html"&gt;Home&lt;/a&gt;</text:p>
        <text:p text:style-name="P7"><text:s text:c="6"/>&lt;a href="/products.html"&gt;Products&lt;/a&gt;</text:p>
        <text:p text:style-name="P7"><text:s text:c="6"/>&lt;a href="/stats.html"&gt;Stats&lt;/a&gt;</text:p>
        <text:p text:style-name="P7"><text:s text:c="4"/>&lt;/nav&gt;</text:p>
        <text:p text:style-name="P7"><text:s text:c="2"/>&lt;/header&gt;</text:p>
        <text:p text:style-name="P7"><text:s text:c="2"/>&lt;main&gt;</text:p>
        <text:p text:style-name="P7"><text:s text:c="4"/>&lt;div class="card"&gt;</text:p>
        <text:p text:style-name="P7"><text:s text:c="6"/>&lt;h1&gt;Products&lt;/h1&gt;</text:p>
        <text:p text:style-name="P7"><text:s text:c="6"/>&lt;p&gt;List of products loaded from backend API.&lt;/p&gt;</text:p>
        <text:p text:style-name="P7"><text:s text:c="6"/>&lt;button id="reloadBtn"&gt;Reload products&lt;/button&gt;</text:p>
        <text:p text:style-name="P7"><text:s text:c="6"/>&lt;div id="productsInfo"&gt;&lt;/div&gt;</text:p>
        <text:p text:style-name="P7"><text:s text:c="4"/>&lt;/div&gt;</text:p>
        <text:p text:style-name="P7"><text:s text:c="4"/>&lt;div class="card"&gt;</text:p>
        <text:p text:style-name="P7"><text:s text:c="6"/>&lt;h2&gt;Add new product&lt;/h2&gt;</text:p>
        <text:p text:style-name="P7"><text:s text:c="6"/>&lt;form id="productForm"&gt;</text:p>
        <text:p text:style-name="P7"><text:s text:c="8"/>&lt;input type="text" id="name" placeholder="Product name" required /&gt;</text:p>
        <text:p text:style-name="P7"><text:s text:c="8"/>&lt;input type="text" id="category" placeholder="Category" required /&gt;</text:p>
        <text:p text:style-name="P7"><text:s text:c="8"/>&lt;input type="number" id="price" placeholder="Price" step="0.01" min="0" required /&gt;</text:p>
        <text:p text:style-name="P7"><text:s text:c="8"/>&lt;button type="submit"&gt;Add product&lt;/button&gt;</text:p>
        <text:p text:style-name="P7"><text:s text:c="6"/>&lt;/form&gt;</text:p>
        <text:p text:style-name="P7"><text:s text:c="6"/>&lt;div id="formMessage"&gt;&lt;/div&gt;</text:p>
        <text:p text:style-name="P7"><text:s text:c="4"/>&lt;/div&gt;</text:p>
        <text:p text:style-name="P7"><text:s text:c="4"/>&lt;div class="card"&gt;</text:p>
        <text:p text:style-name="P7"><text:s text:c="6"/>&lt;h2&gt;Product list&lt;/h2&gt;</text:p>
        <text:p text:style-name="P7"><text:s text:c="6"/>&lt;table&gt;</text:p>
        <text:p text:style-name="P7"><text:s text:c="8"/>&lt;thead&gt;</text:p>
        <text:p text:style-name="P7"><text:s text:c="10"/>&lt;tr&gt;</text:p>
        <text:p text:style-name="P7"><text:s text:c="12"/>&lt;th&gt;ID&lt;/th&gt;</text:p>
        <text:p text:style-name="P7"><text:s text:c="12"/>&lt;th&gt;Name&lt;/th&gt;</text:p>
        <text:p text:style-name="P7"><text:s text:c="12"/>&lt;th&gt;Category&lt;/th&gt;</text:p>
        <text:p text:style-name="P7"><text:s text:c="12"/>&lt;th&gt;Price&lt;/th&gt;</text:p>
        <text:p text:style-name="P7"><text:s text:c="10"/>&lt;/tr&gt;</text:p>
        <text:p text:style-name="P7"><text:s text:c="8"/>&lt;/thead&gt;</text:p>
        <text:p text:style-name="P7"><text:s text:c="8"/>&lt;tbody id="productsTableBody"&gt;&lt;/tbody&gt;</text:p>
        <text:p text:style-name="P7"><text:s text:c="6"/>&lt;/table&gt;</text:p>
        <text:p text:style-name="P7"><text:s text:c="4"/>&lt;/div&gt;</text:p>
        <text:p text:style-name="P7"><text:s text:c="2"/>&lt;/main&gt;</text:p>
        <text:p text:style-name="P7"><text:s text:c="2"/>&lt;script src="/products.js"&gt;&lt;/script&gt;</text:p>
        <text:p text:style-name="P7">&lt;/body&gt;</text:p>
        <text:p text:style-name="P7">&lt;/html&gt;</text:p>
      </text:section>
      <text:h text:style-name="Heading_20_2" text:outline-level="2"><text:span text:style-name="Source_20_Text"><text:span text:style-name="T2">frontend/static/stats.html</text:span></text:span></text:h>
      <text:section text:style-name="Sect1" text:name="Sekcja8">
        <text:p text:style-name="P7"><text:bookmark text:name="code-block-viewer kopia 7"/>&lt;!DOCTYPE html&gt;</text:p>
        <text:p text:style-name="P7">&lt;html lang="en"&gt;</text:p>
        <text:p text:style-name="P7">&lt;head&gt;</text:p>
        <text:p text:style-name="P7"><text:s text:c="2"/>&lt;meta charset="UTF-8" /&gt;</text:p>
        <text:p text:style-name="P7"><text:s text:c="2"/>&lt;meta name="viewport" content="width=device-width, initial-scale=1.0" /&gt;</text:p>
        <text:p text:style-name="P7"><text:s text:c="2"/>&lt;title&gt;Stats&lt;/title&gt;</text:p>
        <text:p text:style-name="P7"><text:s text:c="2"/>&lt;link rel="stylesheet" href="/styles.css" /&gt;</text:p>
        <text:p text:style-name="P7">&lt;/head&gt;</text:p>
        <text:p text:style-name="P7">&lt;body&gt;</text:p>
        <text:p text:style-name="P7"><text:s text:c="2"/>&lt;header&gt;</text:p>
        <text:p text:style-name="P7"><text:s text:c="4"/>&lt;nav&gt;</text:p>
        <text:p text:style-name="P7"><text:s text:c="6"/>&lt;a href="/index.html"&gt;Home&lt;/a&gt;</text:p>
        <text:p text:style-name="P7"><text:s text:c="6"/>&lt;a href="/products.html"&gt;Products&lt;/a&gt;</text:p>
        <text:p text:style-name="P7"><text:s text:c="6"/>&lt;a href="/stats.html"&gt;Stats&lt;/a&gt;</text:p>
        <text:p text:style-name="P7"><text:s text:c="4"/>&lt;/nav&gt;</text:p>
        <text:p text:style-name="P7"><text:s text:c="2"/>&lt;/header&gt;</text:p>
        <text:p text:style-name="P7"><text:s text:c="2"/>&lt;main&gt;</text:p>
        <text:p text:style-name="P7"><text:soft-page-break/><text:s text:c="4"/>&lt;div class="card"&gt;</text:p>
        <text:p text:style-name="P7"><text:s text:c="6"/>&lt;h1&gt;Statistics&lt;/h1&gt;</text:p>
        <text:p text:style-name="P7"><text:s text:c="6"/>&lt;button id="loadStatsBtn"&gt;Refresh stats&lt;/button&gt;</text:p>
        <text:p text:style-name="P7"><text:s text:c="4"/>&lt;/div&gt;</text:p>
        <text:p text:style-name="P7"><text:s text:c="4"/>&lt;div class="grid"&gt;</text:p>
        <text:p text:style-name="P7"><text:s text:c="6"/>&lt;div class="stat-box"&gt;</text:p>
        <text:p text:style-name="P7"><text:s text:c="8"/>&lt;h2&gt;Total products&lt;/h2&gt;</text:p>
        <text:p text:style-name="P7"><text:s text:c="8"/>&lt;p id="totalProducts"&gt;-&lt;/p&gt;</text:p>
        <text:p text:style-name="P7"><text:s text:c="6"/>&lt;/div&gt;</text:p>
        <text:p text:style-name="P7"><text:s text:c="6"/>&lt;div class="stat-box"&gt;</text:p>
        <text:p text:style-name="P7"><text:s text:c="8"/>&lt;h2&gt;Backend instance&lt;/h2&gt;</text:p>
        <text:p text:style-name="P7"><text:s text:c="8"/>&lt;p id="instanceId"&gt;-&lt;/p&gt;</text:p>
        <text:p text:style-name="P7"><text:s text:c="6"/>&lt;/div&gt;</text:p>
        <text:p text:style-name="P7"><text:s text:c="6"/>&lt;div class="stat-box"&gt;</text:p>
        <text:p text:style-name="P7"><text:s text:c="8"/>&lt;h2&gt;Timestamp&lt;/h2&gt;</text:p>
        <text:p text:style-name="P7"><text:s text:c="8"/>&lt;p id="timestamp"&gt;-&lt;/p&gt;</text:p>
        <text:p text:style-name="P7"><text:s text:c="6"/>&lt;/div&gt;</text:p>
        <text:p text:style-name="P7"><text:s text:c="4"/>&lt;/div&gt;</text:p>
        <text:p text:style-name="P7"><text:s text:c="4"/>&lt;div class="card"&gt;</text:p>
        <text:p text:style-name="P7"><text:s text:c="6"/>&lt;h2&gt;Response headers&lt;/h2&gt;</text:p>
        <text:p text:style-name="P7"><text:s text:c="6"/>&lt;p&gt;&lt;strong&gt;X-Cache-Status:&lt;/strong&gt; &lt;span id="cacheStatus"&gt;-&lt;/span&gt;&lt;/p&gt;</text:p>
        <text:p text:style-name="P7"><text:s text:c="4"/>&lt;/div&gt;</text:p>
        <text:p text:style-name="P7"><text:s text:c="2"/>&lt;/main&gt;</text:p>
        <text:p text:style-name="P7"><text:s text:c="2"/>&lt;script src="/stats.js"&gt;&lt;/script&gt;</text:p>
        <text:p text:style-name="P7">&lt;/body&gt;</text:p>
        <text:p text:style-name="P7">&lt;/html&gt;</text:p>
      </text:section>
      <text:h text:style-name="Heading_20_2" text:outline-level="2"><text:span text:style-name="Source_20_Text"><text:span text:style-name="T2">frontend/static/products.js</text:span></text:span></text:h>
      <text:section text:style-name="Sect1" text:name="Sekcja9">
        <text:p text:style-name="P7"><text:bookmark text:name="code-block-viewer kopia 8"/>async function loadProducts() {</text:p>
        <text:p text:style-name="P7"><text:s text:c="2"/>const tableBody = document.getElementById("productsTableBody");</text:p>
        <text:p text:style-name="P7"><text:s text:c="2"/>const info = document.getElementById("productsInfo");</text:p>
        <text:p text:style-name="P7"><text:s text:c="2"/>tableBody.innerHTML = "&lt;tr&gt;&lt;td colspan='4'&gt;Loading...&lt;/td&gt;&lt;/tr&gt;";</text:p>
        <text:p text:style-name="P7"><text:s text:c="2"/>try {</text:p>
        <text:p text:style-name="P7"><text:s text:c="4"/>const response = await fetch("/api/items");</text:p>
        <text:p text:style-name="P7"><text:s text:c="4"/>const data = await response.json();</text:p>
        <text:p text:style-name="P7"><text:s text:c="4"/>info.innerHTML = `&lt;p&gt;Loaded ${data.count} products. Served by backend instance: &lt;strong&gt;${data.servedBy}&lt;/strong&gt;&lt;/p&gt;`;</text:p>
        <text:p text:style-name="P7"><text:s text:c="4"/>if (!data.items.length) {</text:p>
        <text:p text:style-name="P7"><text:s text:c="6"/>tableBody.innerHTML = "&lt;tr&gt;&lt;td colspan='4'&gt;No products available&lt;/td&gt;&lt;/tr&gt;";</text:p>
        <text:p text:style-name="P7"><text:s text:c="6"/>return;</text:p>
        <text:p text:style-name="P7"><text:s text:c="4"/>}</text:p>
        <text:p text:style-name="P7"><text:s text:c="4"/>tableBody.innerHTML = data.items.map(item =&gt; `</text:p>
        <text:p text:style-name="P7"><text:s text:c="6"/>&lt;tr&gt;</text:p>
        <text:p text:style-name="P7"><text:s text:c="8"/>&lt;td&gt;${item.id}&lt;/td&gt;</text:p>
        <text:p text:style-name="P7"><text:s text:c="8"/>&lt;td&gt;${item.name}&lt;/td&gt;</text:p>
        <text:p text:style-name="P7"><text:s text:c="8"/>&lt;td&gt;${item.category}&lt;/td&gt;</text:p>
        <text:p text:style-name="P7"><text:s text:c="8"/>&lt;td&gt;${item.price}&lt;/td&gt;</text:p>
        <text:p text:style-name="P7"><text:s text:c="6"/>&lt;/tr&gt;</text:p>
        <text:p text:style-name="P7"><text:s text:c="4"/>`).join("");</text:p>
        <text:p text:style-name="P7"><text:s text:c="2"/>} catch (error) {</text:p>
        <text:p text:style-name="P7"><text:s text:c="4"/>tableBody.innerHTML = "&lt;tr&gt;&lt;td colspan='4'&gt;Failed to load products&lt;/td&gt;&lt;/tr&gt;";</text:p>
        <text:p text:style-name="P7"><text:s text:c="4"/>info.innerHTML = `&lt;div class="message error"&gt;${error.message}&lt;/div&gt;`;</text:p>
        <text:p text:style-name="P7"><text:s text:c="2"/>}</text:p>
        <text:p text:style-name="P7">}</text:p>
        <text:p text:style-name="P7">async function addProduct(event) {</text:p>
        <text:p text:style-name="P7"><text:s text:c="2"/>event.preventDefault();</text:p>
        <text:p text:style-name="P7"><text:s text:c="2"/>const message = document.getElementById("formMessage");</text:p>
        <text:p text:style-name="P7"><text:s text:c="2"/>const payload = {</text:p>
        <text:p text:style-name="P7"><text:s text:c="4"/>name: document.getElementById("name").value,</text:p>
        <text:p text:style-name="P7"><text:s text:c="4"/>category: document.getElementById("category").value,</text:p>
        <text:p text:style-name="P7"><text:s text:c="4"/>price: Number(document.getElementById("price").value)</text:p>
        <text:p text:style-name="P7"><text:s text:c="2"/>};</text:p>
        <text:p text:style-name="P7"><text:soft-page-break/><text:s text:c="2"/>try {</text:p>
        <text:p text:style-name="P7"><text:s text:c="4"/>const response = await fetch("/api/items", {</text:p>
        <text:p text:style-name="P7"><text:s text:c="6"/>method: "POST",</text:p>
        <text:p text:style-name="P7"><text:s text:c="6"/>headers: {</text:p>
        <text:p text:style-name="P7"><text:s text:c="8"/>"Content-Type": "application/json"</text:p>
        <text:p text:style-name="P7"><text:s text:c="6"/>},</text:p>
        <text:p text:style-name="P7"><text:s text:c="6"/>body: JSON.stringify(payload)</text:p>
        <text:p text:style-name="P7"><text:s text:c="4"/>});</text:p>
        <text:p text:style-name="P7"><text:s text:c="4"/>const data = await response.json();</text:p>
        <text:p text:style-name="P7"><text:s text:c="4"/>if (!response.ok) {</text:p>
        <text:p text:style-name="P7"><text:s text:c="6"/>throw new Error(data.error || "Failed to create product");</text:p>
        <text:p text:style-name="P7"><text:s text:c="4"/>}</text:p>
        <text:p text:style-name="P7"><text:s text:c="4"/>message.innerHTML = `&lt;div class="message success"&gt;Created product with id ${data.item.id} on instance ${data.servedBy}&lt;/div&gt;`;</text:p>
        <text:p text:style-name="P7"><text:s text:c="4"/>document.getElementById("productForm").reset();</text:p>
        <text:p text:style-name="P7"><text:s text:c="4"/>await loadProducts();</text:p>
        <text:p text:style-name="P7"><text:s text:c="2"/>} catch (error) {</text:p>
        <text:p text:style-name="P7"><text:s text:c="4"/>message.innerHTML = `&lt;div class="message error"&gt;${error.message}&lt;/div&gt;`;</text:p>
        <text:p text:style-name="P7"><text:s text:c="2"/>}</text:p>
        <text:p text:style-name="P7">}</text:p>
        <text:p text:style-name="P7">document.getElementById("productForm").addEventListener("submit", addProduct);</text:p>
        <text:p text:style-name="P7">document.getElementById("reloadBtn").addEventListener("click", loadProducts);</text:p>
        <text:p text:style-name="P7">loadProducts();</text:p>
      </text:section>
      <text:h text:style-name="Heading_20_2" text:outline-level="2"><text:span text:style-name="Source_20_Text"><text:span text:style-name="T2">frontend/static/stats.js</text:span></text:span></text:h>
      <text:section text:style-name="Sect1" text:name="Sekcja10">
        <text:p text:style-name="P7"><text:bookmark text:name="code-block-viewer kopia 9"/>async function loadStats() {</text:p>
        <text:p text:style-name="P7"><text:s text:c="2"/>try {</text:p>
        <text:p text:style-name="P7"><text:s text:c="4"/>const response = await fetch("/api/stats");</text:p>
        <text:p text:style-name="P7"><text:s text:c="4"/>const data = await response.json();</text:p>
        <text:p text:style-name="P7"><text:s text:c="4"/>document.getElementById("totalProducts").textContent = data.totalProducts;</text:p>
        <text:p text:style-name="P7"><text:s text:c="4"/>document.getElementById("instanceId").textContent = data.instanceId;</text:p>
        <text:p text:style-name="P7"><text:s text:c="4"/>document.getElementById("timestamp").textContent = data.timestamp;</text:p>
        <text:p text:style-name="P7"><text:s text:c="4"/>document.getElementById("cacheStatus").textContent =</text:p>
        <text:p text:style-name="P7"><text:s text:c="6"/>response.headers.get("X-Cache-Status") || "N/A";</text:p>
        <text:p text:style-name="P7"><text:s text:c="2"/>} catch (error) {</text:p>
        <text:p text:style-name="P7"><text:s text:c="4"/>document.getElementById("totalProducts").textContent = "Error";</text:p>
        <text:p text:style-name="P7"><text:s text:c="4"/>document.getElementById("instanceId").textContent = error.message;</text:p>
        <text:p text:style-name="P7"><text:s text:c="4"/>document.getElementById("timestamp").textContent = "-";</text:p>
        <text:p text:style-name="P7"><text:s text:c="4"/>document.getElementById("cacheStatus").textContent = "-";</text:p>
        <text:p text:style-name="P7"><text:s text:c="2"/>}</text:p>
        <text:p text:style-name="P7">}</text:p>
        <text:p text:style-name="P7">document.getElementById("loadStatsBtn").addEventListener("click", loadStats);</text:p>
        <text:p text:style-name="P7">loadStats();</text:p>
      </text:section>
      <text:h text:style-name="Heading_20_2" text:outline-level="2"><text:span text:style-name="Source_20_Text"><text:span text:style-name="T2">frontend/static/app.js</text:span></text:span></text:h>
      <text:section text:style-name="Sect1" text:name="Sekcja11">
        <text:p text:style-name="Preformatted_20_Text"><text:bookmark text:name="code-block-viewer kopia 10"/><text:span text:style-name="T2">console.log("Product Dashboard loaded");</text:span></text:p>
      </text:section>
      <text:h text:style-name="Heading_20_1" text:outline-level="1"><text:span text:style-name="T2">4. Konfiguracja Nginx</text:span></text:h>
      <text:h text:style-name="Heading_20_2" text:outline-level="2"><text:span text:style-name="Source_20_Text"><text:span text:style-name="T2">frontend/nginx/nginx.conf</text:span></text:span></text:h>
      <text:section text:style-name="Sect1" text:name="Sekcja12">
        <text:p text:style-name="P7"><text:bookmark text:name="code-block-viewer kopia 11"/>worker_processes auto;</text:p>
        <text:p text:style-name="P7">events {</text:p>
        <text:p text:style-name="P7"><text:s text:c="4"/>worker_connections 1024;</text:p>
        <text:p text:style-name="P7">}</text:p>
        <text:p text:style-name="P7">http {</text:p>
        <text:p text:style-name="P7"><text:s text:c="4"/>include <text:s text:c="6"/>/etc/nginx/mime.types;</text:p>
        <text:p text:style-name="P7"><text:s text:c="4"/>default_type <text:s/>application/octet-stream;</text:p>
        <text:p text:style-name="P7"><text:soft-page-break/><text:s text:c="4"/>sendfile on;</text:p>
        <text:p text:style-name="P7"><text:s text:c="4"/>keepalive_timeout 65;</text:p>
        <text:p text:style-name="P7"><text:s text:c="4"/>proxy_cache_path /var/cache/nginx/stats_cache</text:p>
        <text:p text:style-name="P7"><text:s text:c="8"/>levels=1:2</text:p>
        <text:p text:style-name="P7"><text:s text:c="8"/>keys_zone=stats_cache:10m</text:p>
        <text:p text:style-name="P7"><text:s text:c="8"/>max_size=100m</text:p>
        <text:p text:style-name="P7"><text:s text:c="8"/>inactive=60m</text:p>
        <text:p text:style-name="P7"><text:s text:c="8"/>use_temp_path=off;</text:p>
        <text:p text:style-name="P7"><text:s text:c="4"/>include /etc/nginx/conf.d/*.conf;</text:p>
        <text:p text:style-name="P7">}</text:p>
      </text:section>
      <text:h text:style-name="Heading_20_2" text:outline-level="2"><text:span text:style-name="Source_20_Text"><text:span text:style-name="T2">frontend/nginx/default.conf</text:span></text:span></text:h>
      <text:section text:style-name="Sect1" text:name="Sekcja13">
        <text:p text:style-name="P7"><text:bookmark text:name="code-block-viewer kopia 12"/>upstream backend_upstream {</text:p>
        <text:p text:style-name="P7"><text:s text:c="4"/>server backend:3000;</text:p>
        <text:p text:style-name="P7">}</text:p>
        <text:p text:style-name="P7">server {</text:p>
        <text:p text:style-name="P7"><text:s text:c="4"/>listen 80;</text:p>
        <text:p text:style-name="P7"><text:s text:c="4"/>server_name _;</text:p>
        <text:p text:style-name="P7"><text:s text:c="4"/>root /usr/share/nginx/html;</text:p>
        <text:p text:style-name="P7"><text:s text:c="4"/>index index.html;</text:p>
        <text:p text:style-name="P7"><text:s text:c="4"/>location / {</text:p>
        <text:p text:style-name="P7"><text:s text:c="8"/>try_files $uri $uri/ =404;</text:p>
        <text:p text:style-name="P7"><text:s text:c="4"/>}</text:p>
        <text:p text:style-name="P7"><text:s text:c="4"/>location = /api/stats {</text:p>
        <text:p text:style-name="P7"><text:s text:c="8"/>proxy_pass http://backend_upstream/stats;</text:p>
        <text:p text:style-name="P7"><text:s text:c="8"/>proxy_http_version 1.1;</text:p>
        <text:p text:style-name="P7"><text:s text:c="8"/>proxy_set_header Host $host;</text:p>
        <text:p text:style-name="P7"><text:s text:c="8"/>proxy_set_header X-Real-IP $remote_addr;</text:p>
        <text:p text:style-name="P7"><text:s text:c="8"/>proxy_set_header X-Forwarded-For $proxy_add_x_forwarded_for;</text:p>
        <text:p text:style-name="P7"><text:s text:c="8"/>proxy_set_header X-Forwarded-Proto $scheme;</text:p>
        <text:p text:style-name="P7"><text:s text:c="8"/>proxy_cache stats_cache;</text:p>
        <text:p text:style-name="P7"><text:s text:c="8"/>proxy_cache_valid 200 30s;</text:p>
        <text:p text:style-name="P7"><text:s text:c="8"/>proxy_cache_methods GET HEAD;</text:p>
        <text:p text:style-name="P7"><text:s text:c="8"/>proxy_cache_key $scheme$request_method$host$request_uri;</text:p>
        <text:p text:style-name="P7"><text:s text:c="8"/>add_header X-Cache-Status $upstream_cache_status always;</text:p>
        <text:p text:style-name="P7"><text:s text:c="4"/>}</text:p>
        <text:p text:style-name="P7"><text:s text:c="4"/>location /api/ {</text:p>
        <text:p text:style-name="P7"><text:s text:c="8"/>proxy_pass http://backend_upstream/;</text:p>
        <text:p text:style-name="P7"><text:s text:c="8"/>proxy_http_version 1.1;</text:p>
        <text:p text:style-name="P7"><text:s text:c="8"/>proxy_set_header Host $host;</text:p>
        <text:p text:style-name="P7"><text:s text:c="8"/>proxy_set_header X-Real-IP $remote_addr;</text:p>
        <text:p text:style-name="P7"><text:s text:c="8"/>proxy_set_header X-Forwarded-For $proxy_add_x_forwarded_for;</text:p>
        <text:p text:style-name="P7"><text:s text:c="8"/>proxy_set_header X-Forwarded-Proto $scheme;</text:p>
        <text:p text:style-name="P7"><text:s text:c="4"/>}</text:p>
        <text:p text:style-name="Preformatted_20_Text"><text:span text:style-name="T2">}</text:span></text:p>
      </text:section>
      <text:h text:style-name="P1" text:outline-level="1">5. Dockerfile</text:h>
      <text:h text:style-name="P2" text:outline-level="2"><text:span text:style-name="Source_20_Text"><text:span text:style-name="T2">backend/Dockerfile</text:span></text:span></text:h>
      <text:p text:style-name="P8"><text:bookmark text:name="code-block-viewer kopia 3 kopia 1"/>FROM node:20-alpine</text:p>
      <text:p text:style-name="P8">WORKDIR /app</text:p>
      <text:p text:style-name="P8">COPY package*.json ./</text:p>
      <text:p text:style-name="P8">RUN npm ci --omit=dev</text:p>
      <text:p text:style-name="P8">COPY server.js ./</text:p>
      <text:p text:style-name="P8">ENV PORT=3000</text:p>
      <text:p text:style-name="P8">EXPOSE 3000</text:p>
      <text:p text:style-name="P8">CMD ["npm", "start"]</text:p>
      <text:h text:style-name="Heading_20_2" text:outline-level="2"><text:soft-page-break/><text:span text:style-name="Source_20_Text"><text:span text:style-name="T2">frontend/Dockerfile</text:span></text:span></text:h>
      <text:section text:style-name="Sect1" text:name="Sekcja14">
        <text:p text:style-name="P7"><text:bookmark text:name="code-block-viewer kopia 13"/>FROM alpine:3.20 AS builder</text:p>
        <text:p text:style-name="P7">WORKDIR /build</text:p>
        <text:p text:style-name="P7">COPY static/ /build/</text:p>
        <text:p text:style-name="P7">FROM nginx:1.27-alpine</text:p>
        <text:p text:style-name="P7">RUN mkdir -p /var/cache/nginx/stats_cache</text:p>
        <text:p text:style-name="P7">COPY nginx/nginx.conf /etc/nginx/nginx.conf</text:p>
        <text:p text:style-name="P7">COPY nginx/default.conf /etc/nginx/conf.d/default.conf</text:p>
        <text:p text:style-name="P7">COPY --from=builder /build /usr/share/nginx/html</text:p>
        <text:p text:style-name="P7">EXPOSE 80</text:p>
        <text:p text:style-name="P7">CMD ["nginx", "-g", "daemon off;"]</text:p>
      </text:section>
      <text:p text:style-name="P14"/>
      <text:h text:style-name="P1" text:outline-level="1">6. Budowanie, tagowanie i publikacja obrazów</text:h>
      <text:h text:style-name="P3" text:outline-level="2">Logowanie do rejestru</text:h>
      <text:section text:style-name="Sect1" text:name="Sekcja15">
        <text:p text:style-name="P7"><text:bookmark text:name="code-block-viewer kopia 14"/>docker login</text:p>
      </text:section>
      <text:h text:style-name="P3" text:outline-level="2">Build backendu</text:h>
      <text:section text:style-name="Sect1" text:name="Sekcja16">
        <text:p text:style-name="P7">docker build -t "${BACK_IMAGE}:${VERSION}" -t "${BACK_IMAGE}:latest" ./backend</text:p>
      </text:section>
      <text:h text:style-name="P3" text:outline-level="2">Build frontendu</text:h>
      <text:section text:style-name="Sect1" text:name="Sekcja17">
        <text:p text:style-name="P7">docker build -t "${FRONT_IMAGE}:${VERSION}" -t "${FRONT_IMAGE}:latest" ./frontend</text:p>
      </text:section>
      <text:h text:style-name="P3" text:outline-level="2">Push do rejestru</text:h>
      <text:section text:style-name="Sect1" text:name="Sekcja18">
        <text:p text:style-name="P7">docker push ${BACK_IMAGE}:${VERSION}</text:p>
        <text:p text:style-name="P7">docker push ${BACK_IMAGE}:latest</text:p>
        <text:p text:style-name="P7"/>
        <text:p text:style-name="P7">docker push ${FRONT_IMAGE}:${VERSION}</text:p>
        <text:p text:style-name="P7">docker push ${FRONT_IMAGE}:latest</text:p>
      </text:section>
      <text:h text:style-name="P1" text:outline-level="1">7. Uruchomienie środowiska lokalnie</text:h>
      <text:h text:style-name="P3" text:outline-level="2">Sieć wewnętrzna Dockera</text:h>
      <text:section text:style-name="Sect1" text:name="Sekcja19">
        <text:p text:style-name="P7"><text:bookmark text:name="code-block-viewer kopia 18"/>docker network create product-dashboard-net</text:p>
      </text:section>
      <text:h text:style-name="P3" text:outline-level="2">Start backendu — bez publikacji portu na hosta</text:h>
      <text:section text:style-name="Sect1" text:name="Sekcja20">
        <text:p text:style-name="Preformatted_20_Text"><text:span text:style-name="T2">docker run -d --name backend --network product-dashboard-net -e INSTANCE_ID=backend-v1 "${BACK_IMAGE}:${VERSION}"</text:span></text:p>
      </text:section>
      <text:h text:style-name="P3" text:outline-level="2">Start frontendu — jedyny publiczny kontener</text:h>
      <text:section text:style-name="Sect1" text:name="Sekcja21">
        <text:p text:style-name="P7">docker run -d --name frontend --network product-dashboard-net -p 8080:80 "${FRONT_IMAGE}:${VERSION}"</text:p>
      </text:section>
      <text:p text:style-name="P14">Aplikacja będzie dostępna pod:</text:p>
      <text:section text:style-name="Sect1" text:name="Sekcja22">
        <text:p text:style-name="P7"><text:bookmark text:name="code-block-viewer kopia 21"/>http://localhost:8080/</text:p>
      </text:section>
      <text:p text:style-name="P6"><text:soft-page-break/></text:p>
      <text:h text:style-name="P1" text:outline-level="1">8. Weryfikacja działania</text:h>
      <text:h text:style-name="Heading_20_2" text:outline-level="2"><text:span text:style-name="T2">Test strony głównej </text:span><text:span text:style-name="Source_20_Text"><text:span text:style-name="T2">/</text:span></text:span></text:h>
      <text:section text:style-name="Sect1" text:name="Sekcja23">
        <text:p text:style-name="P7">Invoke-WebRequest -Uri "http://localhost:8080/" -Method GET</text:p>
      </text:section>
      <text:p text:style-name="P14"><text:span text:style-name="T1">W</text:span>ynik:</text:p>
      <text:section text:style-name="Sect1" text:name="Sekcja24">
        <text:p text:style-name="P7">PS C:\Users\x270\Desktop\UG\NAUKA\sem_6\devops\zajecia3\product-dashboard&gt; Invoke-WebRequest -Uri "http://localhost:8080/" -Method GET</text:p>
        <text:p text:style-name="P7"/>
        <text:p text:style-name="P7"/>
        <text:p text:style-name="P7">StatusCode <text:s text:c="7"/>: 200</text:p>
        <text:p text:style-name="P7">StatusDescription : OK</text:p>
        <text:p text:style-name="P7">Content <text:s text:c="10"/>: &lt;!DOCTYPE html&gt;</text:p>
        <text:p text:style-name="P7"><text:s text:c="20"/>&lt;html lang="en"&gt;</text:p>
        <text:p text:style-name="P7"><text:s text:c="20"/>&lt;head&gt;</text:p>
        <text:p text:style-name="P7"><text:s text:c="22"/>&lt;meta charset="UTF-8" /&gt;</text:p>
        <text:p text:style-name="P7"><text:s text:c="22"/>&lt;meta name="viewport" content="width=device-width, initial-scale=1.0" /&gt;</text:p>
        <text:p text:style-name="P7"><text:s text:c="22"/>&lt;title&gt;Product Dashboard&lt;/title&gt;</text:p>
        <text:p text:style-name="P7"><text:s text:c="22"/>&lt;link rel="styl...</text:p>
        <text:p text:style-name="P7">RawContent <text:s text:c="7"/>: HTTP/1.1 200 OK</text:p>
        <text:p text:style-name="P7"><text:s text:c="20"/>Connection: keep-alive</text:p>
        <text:p text:style-name="P7"><text:s text:c="20"/>Accept-Ranges: bytes</text:p>
        <text:p text:style-name="P7"><text:s text:c="20"/>Content-Length: 1078</text:p>
        <text:p text:style-name="P7"><text:s text:c="20"/>Content-Type: text/html</text:p>
        <text:p text:style-name="P7"><text:s text:c="20"/>Date: Fri, 27 Mar 2026 14:49:27 GMT</text:p>
        <text:p text:style-name="P7"><text:s text:c="20"/>ETag: "69c681ad-436"</text:p>
        <text:p text:style-name="P7"><text:s text:c="20"/>Last-Modified: Fri, 27 Mar 2026...</text:p>
        <text:p text:style-name="P7">Forms <text:s text:c="12"/>: {}</text:p>
        <text:p text:style-name="P7">Headers <text:s text:c="10"/>: {[Connection, keep-alive], [Accept-Ranges, bytes], [Content-Length, 1078], [Content-Type, text/html]...} <text:s/></text:p>
        <text:p text:style-name="P7">Images <text:s text:c="11"/>: {}</text:p>
        <text:p text:style-name="P7">InputFields <text:s text:c="6"/>: {}</text:p>
        <text:p text:style-name="P7">Links <text:s text:c="12"/>: {@{innerHTML=Home; innerText=Home; outerHTML=&lt;A href="/index.html"&gt;Home&lt;/A&gt;; outerText=Home; tagName=A; h </text:p>
        <text:p text:style-name="P7"><text:s text:c="20"/>ref=/index.html}, @{innerHTML=Products; innerText=Products; outerHTML=&lt;A href="/products.html"&gt;Products&lt;/ </text:p>
        <text:p text:style-name="P7"><text:s text:c="20"/>A&gt;; outerText=Products; tagName=A; href=/products.html}, @{innerHTML=Stats; innerText=Stats; outerHTML=&lt;A </text:p>
        <text:p text:style-name="P7"><text:s text:c="21"/>href="/stats.html"&gt;Stats&lt;/A&gt;; outerText=Stats; tagName=A; href=/stats.html}}</text:p>
        <text:p text:style-name="P7">ParsedHtml <text:s text:c="7"/>: System.__ComObject</text:p>
        <text:p text:style-name="P7">RawContentLength <text:s/>: 1078</text:p>
        <text:p text:style-name="P7"/>
        <text:p text:style-name="P7"/>
        <text:p text:style-name="P7"/>
        <text:p text:style-name="P7">PS C:\Users\x270\Desktop\UG\NAUKA\sem_6\devops\zajecia3\product-dashboard&gt; </text:p>
      </text:section>
      <text:h text:style-name="Heading_20_2" text:outline-level="2"><text:span text:style-name="T2">Test </text:span><text:span text:style-name="Source_20_Text"><text:span text:style-name="T2">/products.html</text:span></text:span></text:h>
      <text:section text:style-name="Sect1" text:name="Sekcja25">
        <text:p text:style-name="P7">Invoke-WebRequest -Uri "http://localhost:8080/products.html" -Method GET</text:p>
      </text:section>
      <text:p text:style-name="P14"><text:span text:style-name="T1">W</text:span>ynik:</text:p>
      <text:section text:style-name="Sect1" text:name="Sekcja26">
        <text:p text:style-name="P7">PS C:\Users\x270\Desktop\UG\NAUKA\sem_6\devops\zajecia3\product-dashboard&gt; Invoke-WebRequest -Uri "http://localhost:8080/products.html" -Method GET</text:p>
        <text:p text:style-name="P7"/>
        <text:p text:style-name="P7"/>
        <text:p text:style-name="P7">StatusCode <text:s text:c="7"/>: 200</text:p>
        <text:p text:style-name="P7">StatusDescription : OK</text:p>
        <text:p text:style-name="P7"><text:soft-page-break/>Content <text:s text:c="10"/>: &lt;!DOCTYPE html&gt;</text:p>
        <text:p text:style-name="P7"><text:s text:c="20"/>&lt;html lang="en"&gt;</text:p>
        <text:p text:style-name="P7"><text:s text:c="20"/>&lt;head&gt;</text:p>
        <text:p text:style-name="P7"><text:s text:c="22"/>&lt;meta charset="UTF-8" /&gt;</text:p>
        <text:p text:style-name="P7"><text:s text:c="22"/>&lt;meta name="viewport" content="width=device-width, initial-scale=1.0" /&gt;</text:p>
        <text:p text:style-name="P7"><text:s text:c="22"/>&lt;title&gt;Products&lt;/title&gt;</text:p>
        <text:p text:style-name="P7"><text:s text:c="22"/>&lt;link rel="stylesheet" h...</text:p>
        <text:p text:style-name="P7">RawContent <text:s text:c="7"/>: HTTP/1.1 200 OK</text:p>
        <text:p text:style-name="P7"><text:s text:c="20"/>Connection: keep-alive</text:p>
        <text:p text:style-name="P7"><text:s text:c="20"/>Accept-Ranges: bytes</text:p>
        <text:p text:style-name="P7"><text:s text:c="20"/>Content-Length: 1475</text:p>
        <text:p text:style-name="P7"><text:s text:c="20"/>Content-Type: text/html</text:p>
        <text:p text:style-name="P7"><text:s text:c="20"/>Date: Fri, 27 Mar 2026 14:50:04 GMT</text:p>
        <text:p text:style-name="P7"><text:s text:c="20"/>ETag: "69c681bd-5c3"</text:p>
        <text:p text:style-name="P7"><text:s text:c="20"/>Last-Modified: Fri, 27 Mar 2026...</text:p>
        <text:p text:style-name="P7">Forms <text:s text:c="12"/>: {productForm}</text:p>
        <text:p text:style-name="P7">Headers <text:s text:c="10"/>: {[Connection, keep-alive], [Accept-Ranges, bytes], [Content-Length, 1475], [Content-Type, text/html]...} <text:s/></text:p>
        <text:p text:style-name="P7">Images <text:s text:c="11"/>: {}</text:p>
        <text:p text:style-name="P7">InputFields <text:s text:c="6"/>: {@{innerHTML=; innerText=; outerHTML=&lt;INPUT id=name required placeholder="Product name"&gt;; outerText=; tag</text:p>
        <text:p text:style-name="P7"><text:s text:c="20"/>Name=INPUT; id=name; required=; placeholder=Product name}, @{innerHTML=; innerText=; outerHTML=&lt;INPUT id=</text:p>
        <text:p text:style-name="P7"><text:s text:c="20"/>category required placeholder="Category"&gt;; outerText=; tagName=INPUT; id=category; required=; placeholder </text:p>
        <text:p text:style-name="P7"><text:s text:c="20"/>=Category}, @{innerHTML=; innerText=; outerHTML=&lt;INPUT id=price required placeholder="Price" min="0" step </text:p>
        <text:p text:style-name="P7"><text:s text:c="20"/>="0.01"&gt;; outerText=; tagName=INPUT; id=price; required=; placeholder=Price; min=0; step=0.01}}</text:p>
        <text:p text:style-name="P7">Links <text:s text:c="12"/>: {@{innerHTML=Home; innerText=Home; outerHTML=&lt;A href="/index.html"&gt;Home&lt;/A&gt;; outerText=Home; tagName=A; h</text:p>
        <text:p text:style-name="P7"><text:s text:c="20"/>ref=/index.html}, @{innerHTML=Products; innerText=Products; outerHTML=&lt;A href="/products.html"&gt;Products&lt;/ </text:p>
        <text:p text:style-name="P7"><text:s text:c="20"/>A&gt;; outerText=Products; tagName=A; href=/products.html}, @{innerHTML=Stats; innerText=Stats; outerHTML=&lt;A </text:p>
        <text:p text:style-name="P7"><text:s text:c="21"/>href="/stats.html"&gt;Stats&lt;/A&gt;; outerText=Stats; tagName=A; href=/stats.html}}</text:p>
        <text:p text:style-name="P7">ParsedHtml <text:s text:c="7"/>: System.__ComObject</text:p>
        <text:p text:style-name="P7">RawContentLength <text:s/>: 1475</text:p>
        <text:p text:style-name="P7"/>
        <text:p text:style-name="P7"/>
        <text:p text:style-name="P7"/>
        <text:p text:style-name="P7">PS C:\Users\x270\Desktop\UG\NAUKA\sem_6\devops\zajecia3\product-dashboard&gt; </text:p>
      </text:section>
      <text:h text:style-name="Heading_20_2" text:outline-level="2"><text:span text:style-name="T2">Test </text:span><text:span text:style-name="Source_20_Text"><text:span text:style-name="T2">/stats.html</text:span></text:span></text:h>
      <text:section text:style-name="Sect1" text:name="Sekcja27">
        <text:p text:style-name="P7">Invoke-WebRequest -Uri "http://localhost:8080/stats.html" -Method GET</text:p>
      </text:section>
      <text:p text:style-name="P14">Przykładowy wynik:</text:p>
      <text:section text:style-name="Sect1" text:name="Sekcja28">
        <text:p text:style-name="P7">PS C:\Users\x270\Desktop\UG\NAUKA\sem_6\devops\zajecia3\product-dashboard&gt; Invoke-WebRequest -Uri "http://localhost:8080/stats.html" -Method GET</text:p>
        <text:p text:style-name="P7"/>
        <text:p text:style-name="P7"/>
        <text:p text:style-name="P7">StatusCode <text:s text:c="7"/>: 200</text:p>
        <text:p text:style-name="P7">StatusDescription : OK</text:p>
        <text:p text:style-name="P7">Content <text:s text:c="10"/>: &lt;!DOCTYPE html&gt;</text:p>
        <text:p text:style-name="P7"><text:s text:c="20"/>&lt;html lang="en"&gt;</text:p>
        <text:p text:style-name="P7"><text:s text:c="20"/>&lt;head&gt;</text:p>
        <text:p text:style-name="P7"><text:s text:c="22"/>&lt;meta charset="UTF-8" /&gt;</text:p>
        <text:p text:style-name="P7"><text:s text:c="22"/>&lt;meta name="viewport" content="width=device-width, initial-scale=1.0" /&gt;</text:p>
        <text:p text:style-name="P7"><text:s text:c="22"/>&lt;title&gt;Stats&lt;/title&gt;</text:p>
        <text:p text:style-name="P7"><text:s text:c="22"/>&lt;link rel="stylesheet" href...</text:p>
        <text:p text:style-name="P7">RawContent <text:s text:c="7"/>: HTTP/1.1 200 OK</text:p>
        <text:p text:style-name="P7"><text:s text:c="20"/>Connection: keep-alive</text:p>
        <text:p text:style-name="P7"><text:soft-page-break/><text:s text:c="20"/>Accept-Ranges: bytes</text:p>
        <text:p text:style-name="P7"><text:s text:c="20"/>Content-Length: 1123</text:p>
        <text:p text:style-name="P7"><text:s text:c="20"/>Content-Type: text/html</text:p>
        <text:p text:style-name="P7"><text:s text:c="20"/>Date: Fri, 27 Mar 2026 14:50:50 GMT</text:p>
        <text:p text:style-name="P7"><text:s text:c="20"/>ETag: "69c6822a-463"</text:p>
        <text:p text:style-name="P7"><text:s text:c="20"/>Last-Modified: Fri, 27 Mar 2026...</text:p>
        <text:p text:style-name="P7">Forms <text:s text:c="12"/>: {}</text:p>
        <text:p text:style-name="P7">Headers <text:s text:c="10"/>: {[Connection, keep-alive], [Accept-Ranges, bytes], [Content-Length, 1123], [Content-Type, text/html]...} <text:s/></text:p>
        <text:p text:style-name="P7">Images <text:s text:c="11"/>: {}</text:p>
        <text:p text:style-name="P7">InputFields <text:s text:c="6"/>: {}</text:p>
        <text:p text:style-name="P7">Links <text:s text:c="12"/>: {@{innerHTML=Home; innerText=Home; outerHTML=&lt;A href="/index.html"&gt;Home&lt;/A&gt;; outerText=Home; tagName=A; h</text:p>
        <text:p text:style-name="P7"><text:s text:c="20"/>ref=/index.html}, @{innerHTML=Products; innerText=Products; outerHTML=&lt;A href="/products.html"&gt;Products&lt;/ </text:p>
        <text:p text:style-name="P7"><text:s text:c="20"/>A&gt;; outerText=Products; tagName=A; href=/products.html}, @{innerHTML=Stats; innerText=Stats; outerHTML=&lt;A </text:p>
        <text:p text:style-name="P7"><text:s text:c="21"/>href="/stats.html"&gt;Stats&lt;/A&gt;; outerText=Stats; tagName=A; href=/stats.html}}</text:p>
        <text:p text:style-name="P7">ParsedHtml <text:s text:c="7"/>: System.__ComObject</text:p>
        <text:p text:style-name="P7">RawContentLength <text:s/>: 1123</text:p>
      </text:section>
      <text:h text:style-name="Heading_20_2" text:outline-level="2"><text:span text:style-name="T2">Test API </text:span><text:span text:style-name="Source_20_Text"><text:span text:style-name="T2">/api/stats</text:span></text:span></text:h>
      <text:section text:style-name="Sect1" text:name="Sekcja29">
        <text:p text:style-name="P11"><text:bookmark text:name="code-block-viewer kopia 3"/>$response = Invoke-WebRequest -Uri "http://localhost:8080/api/stats" -Method GET<text:line-break/>$response.StatusCode<text:line-break/>$response.Headers["X-Cache-Status"]<text:line-break/>$response.Content</text:p>
        <text:p text:style-name="P7"/>
      </text:section>
      <text:p text:style-name="P14"><text:span text:style-name="T1">W</text:span>ynik pierwszego wywołania:</text:p>
      <text:section text:style-name="Sect1" text:name="Sekcja30">
        <text:p text:style-name="P7">PS C:\Users\x270\Desktop\UG\NAUKA\sem_6\devops\zajecia3\product-dashboard&gt; $response = Invoke-WebRequest -Uri "http://localhost:8080/api/stats" -Method GET</text:p>
        <text:p text:style-name="P7">PS C:\Users\x270\Desktop\UG\NAUKA\sem_6\devops\zajecia3\product-dashboard&gt; $response.StatusCode</text:p>
        <text:p text:style-name="P7">200</text:p>
        <text:p text:style-name="P7">PS C:\Users\x270\Desktop\UG\NAUKA\sem_6\devops\zajecia3\product-dashboard&gt; $response.Headers["X-<text:span text:style-name="T6">Cache-Status"]</text:span></text:p>
        <text:p text:style-name="P9">EXPIRED</text:p>
        <text:p text:style-name="P7">PS C:\Users\x270\Desktop\UG\NAUKA\sem_6\devops\zajecia3\product-dashboard&gt; $response.Content</text:p>
        <text:p text:style-name="P7">{"totalProducts":5,"instanceId":"backend-v1","timestamp":"2026-03-27T14:55:11.717Z"}</text:p>
      </text:section>
      <text:p text:style-name="P14">Drugie wywołanie w ciągu 30 sekund:</text:p>
      <text:section text:style-name="Sect1" text:name="Sekcja31">
        <text:p text:style-name="P7">$response = Invoke-WebRequest -Uri "http://localhost:8080/api/stats" -Method GET</text:p>
        <text:p text:style-name="P7">$response.Headers["X-Cache-Status"]</text:p>
        <text:p text:style-name="P7">$response.Content</text:p>
      </text:section>
      <text:p text:style-name="P14"><text:span text:style-name="T1">W</text:span>ynik:</text:p>
      <text:section text:style-name="Sect1" text:name="Sekcja32">
        <text:p text:style-name="P7">PS C:\Users\x270\Desktop\UG\NAUKA\sem_6\devops\zajecia3\product-dashboard&gt; $response = Invoke-WebRequest -Uri "http://localhost:8080/api/stats" -Method GET</text:p>
        <text:p text:style-name="P7">PS C:\Users\x270\Desktop\UG\NAUKA\sem_6\devops\zajecia3\product-dashboard&gt; $response.StatusCode</text:p>
        <text:p text:style-name="P7">200</text:p>
        <text:p text:style-name="P7">PS C:\Users\x270\Desktop\UG\NAUKA\sem_6\devops\zajecia3\product-dashboard&gt; $response.Headers["X-<text:span text:style-name="T6">Cache-Status"]</text:span></text:p>
        <text:p text:style-name="P9">HIT</text:p>
        <text:p text:style-name="P7">PS C:\Users\x270\Desktop\UG\NAUKA\sem_6\devops\zajecia3\product-dashboard&gt; $response.Content</text:p>
        <text:p text:style-name="P7">{"totalProducts":5,"instanceId":"backend-v1","timestamp":"2026-03-27T14:55:11.717Z"}</text:p>
        <text:p text:style-name="P7"/>
      </text:section>
      <text:p text:style-name="P14">Widać, że:</text:p>
      <text:list text:style-name="L3">
        <text:list-item>
          <text:p text:style-name="P12"><text:span text:style-name="T2">pierwszy request: </text:span><text:span text:style-name="T3">EXPIRED</text:span></text:p>
        </text:list-item>
        <text:list-item>
          <text:p text:style-name="P12"><text:span text:style-name="T2">kolejny request: </text:span><text:span text:style-name="Source_20_Text"><text:span text:style-name="T2">HIT</text:span></text:span><text:span text:style-name="T2"> </text:span></text:p>
        </text:list-item>
        <text:list-item>
          <text:p text:style-name="P15">timestamp się nie zmienia w oknie 30 sekund, bo odpowiedź jest z cache </text:p>
        </text:list-item>
      </text:list>
      <text:h text:style-name="P3" text:outline-level="2"><text:soft-page-break/>Test listy produktów</text:h>
      <text:section text:style-name="Sect1" text:name="Sekcja33">
        <text:p text:style-name="P7">Invoke-RestMethod -Uri "http://localhost:8080/api/items" -Method GET</text:p>
      </text:section>
      <text:p text:style-name="P14"><text:span text:style-name="T1">W</text:span>ynik:</text:p>
      <text:section text:style-name="Sect1" text:name="Sekcja34">
        <text:p text:style-name="P7">PS C:\Users\x270\Desktop\UG\NAUKA\sem_6\devops\zajecia3\product-dashboard&gt; Invoke-RestMethod -Uri "http://localhost:8080/api/items" -Method GET</text:p>
        <text:p text:style-name="P7"/>
        <text:p text:style-name="P7">items</text:p>
        <text:p text:style-name="P7">-----</text:p>
        <text:p text:style-name="P7">{@{id=1; name=Laptop Pro 14; category=Electronics; price=5999}, @{id=2; name=Mechanical Keyboard; category=Accessories; pr...</text:p>
        <text:p text:style-name="P7"/>
      </text:section>
      <text:h text:style-name="P3" text:outline-level="2">Test dodawania produktu</text:h>
      <text:section text:style-name="Sect1" text:name="Sekcja35">
        <text:p text:style-name="P7">$body = @{</text:p>
        <text:p text:style-name="P7"><text:s text:c="2"/>name = "USB-C Dock"</text:p>
        <text:p text:style-name="P7"><text:s text:c="2"/>category = "Accessories"</text:p>
        <text:p text:style-name="P7"><text:s text:c="2"/>price = 349</text:p>
        <text:p text:style-name="P7">} | ConvertTo-Json</text:p>
        <text:p text:style-name="P7"/>
        <text:p text:style-name="P7">Invoke-RestMethod `</text:p>
        <text:p text:style-name="P7"><text:s text:c="2"/>-Uri "http://localhost:8080/api/items" `</text:p>
        <text:p text:style-name="P7"><text:s text:c="2"/>-Method POST `</text:p>
        <text:p text:style-name="P7"><text:s text:c="2"/>-ContentType "application/json" `</text:p>
        <text:p text:style-name="P7"><text:s text:c="2"/>-Body $body</text:p>
      </text:section>
      <text:p text:style-name="P14"><text:span text:style-name="T1">W</text:span>ynik:</text:p>
      <text:section text:style-name="Sect1" text:name="Sekcja36">
        <text:p text:style-name="P7">PS C:\Users\x270\Desktop\UG\NAUKA\sem_6\devops\zajecia3\product-dashboard&gt; $body = @{</text:p>
        <text:p text:style-name="P7">&gt;&gt; <text:s text:c="2"/>name = "USB-C Dock"</text:p>
        <text:p text:style-name="P7">&gt;&gt; <text:s text:c="2"/>category = "Accessories"</text:p>
        <text:p text:style-name="P7">&gt;&gt; <text:s text:c="2"/>price = 349</text:p>
        <text:p text:style-name="P7">&gt;&gt; } | ConvertTo-Json</text:p>
        <text:p text:style-name="P7">PS C:\Users\x270\Desktop\UG\NAUKA\sem_6\devops\zajecia3\product-dashboard&gt; </text:p>
        <text:p text:style-name="P7">PS C:\Users\x270\Desktop\UG\NAUKA\sem_6\devops\zajecia3\product-dashboard&gt; Invoke-RestMethod `</text:p>
        <text:p text:style-name="P7">&gt;&gt; <text:s text:c="2"/>-Uri "http://localhost:8080/api/items" `</text:p>
        <text:p text:style-name="P7">&gt;&gt; <text:s text:c="2"/>-Method POST `</text:p>
        <text:p text:style-name="P7">&gt;&gt; <text:s text:c="2"/>-ContentType "application/json" `</text:p>
        <text:p text:style-name="P7">&gt;&gt; <text:s text:c="2"/>-Body $body</text:p>
        <text:p text:style-name="P7"/>
        <text:p text:style-name="P7">message <text:s text:c="5"/>item <text:s text:c="53"/>servedBy</text:p>
        <text:p text:style-name="P7">------- <text:s text:c="5"/>---- <text:s text:c="53"/>--------</text:p>
        <text:p text:style-name="P7"><text:span text:style-name="T6">Item created @{id=6; name=USB-C Dock; category=Accessories; price=349} backend-v1</text:span></text:p>
      </text:section>
      <text:p text:style-name="P14">Ponowny test statystyk po odczekaniu ponad 30 sekund albo po wygaśnięciu cache:</text:p>
      <text:section text:style-name="Sect1" text:name="Sekcja37">
        <text:p text:style-name="P7">$response = Invoke-WebRequest -Uri "http://localhost:8080/api/stats" -Method GET<text:line-break/>$response.Headers["X-Cache-Status"]<text:line-break/>$response.Content </text:p>
      </text:section>
      <text:p text:style-name="P14"><text:span text:style-name="T1">W</text:span>ynik:</text:p>
      <text:section text:style-name="Sect1" text:name="Sekcja38">
        <text:p text:style-name="P7">PS C:\Users\x270\Desktop\UG\NAUKA\sem_6\devops\zajecia3\product-dashboard&gt; $response = Invoke-WebRequest -Uri "http://localhost:8080/api/stats" -Method GET</text:p>
        <text:p text:style-name="P7">PS C:\Users\x270\Desktop\UG\NAUKA\sem_6\devops\zajecia3\product-dashboard&gt; $response.Headers["X-Cache-Status"]</text:p>
        <text:p text:style-name="P9">EXPIRED</text:p>
        <text:p text:style-name="P7">PS C:\Users\x270\Desktop\UG\NAUKA\sem_6\devops\zajecia3\product-dashboard&gt; $response.Content</text:p>
        <text:p text:style-name="P7">{"totalProducts":6,"instanceId":"backend-v1","timestamp":"2026-03-27T14:58:41.577Z"}</text:p>
        <text:p text:style-name="P7">PS C:\Users\x270\Desktop\UG\NAUKA\sem_6\devops\zajecia3\product-dashboard&gt;</text:p>
      </text:section>
      <text:h text:style-name="P1" text:outline-level="1"><text:soft-page-break/>9. Usunięcie lokalnych obrazów i ponowne uruchomienie wyłącznie z rejestru</text:h>
      <text:h text:style-name="P3" text:outline-level="2">Stop i usuń kontenery</text:h>
      <text:section text:style-name="Sect1" text:name="Sekcja39">
        <text:p text:style-name="P7">PS C:\Users\x270\Desktop\UG\NAUKA\sem_6\devops\zajecia3\product-dashboard&gt; docker rm -f frontend backend</text:p>
        <text:p text:style-name="P7">frontend</text:p>
        <text:p text:style-name="P7">backend</text:p>
        <text:p text:style-name="P7"/>
      </text:section>
      <text:h text:style-name="P3" text:outline-level="2">Usuń lokalne obrazy</text:h>
      <text:section text:style-name="Sect1" text:name="Sekcja40">
        <text:p text:style-name="P7">docker rmi "${FRONT_IMAGE}:${VERSION}" "${FRONT_IMAGE}:latest"</text:p>
        <text:p text:style-name="P7">docker rmi "${BACK_IMAGE}:${VERSION}" "${BACK_IMAGE}:latest"</text:p>
        <text:p text:style-name="P7"/>
        <text:p text:style-name="P7"/>
        <text:p text:style-name="P7">PS C:\Users\x270\Desktop\UG\NAUKA\sem_6\devops\zajecia3\product-dashboard&gt; docker rmi "${FRONT_IMAGE}:${VERSION}" "${FRONT_IMAGE}:latest"</text:p>
        <text:p text:style-name="P7">Untagged: rockpiryt/product-dashboard-frontend:v1</text:p>
        <text:p text:style-name="P7">Untagged: rockpiryt/product-dashboard-frontend:latest</text:p>
        <text:p text:style-name="P7">Deleted: sha256:5dcdfc2e31af6d12b2ae95497d8634616e092f388a8a96f10e9751f72e1a584b</text:p>
        <text:p text:style-name="P7"/>
        <text:p text:style-name="P7">PS C:\Users\x270\Desktop\UG\NAUKA\sem_6\devops\zajecia3\product-dashboard&gt; docker rmi "${BACK_IMAGE}:${VERSION}" "${BACK_IMAGE}:latest"</text:p>
        <text:p text:style-name="P7">Untagged: rockpiryt/product-dashboard-backend:v1</text:p>
        <text:p text:style-name="P7">Deleted: sha256:a8070493d140d1ca3feb9da82a1582823ffe150308093d3106be23dbf89238b0</text:p>
        <text:p text:style-name="P7"><text:s/></text:p>
      </text:section>
      <text:h text:style-name="P3" text:outline-level="2"/>
      <text:h text:style-name="P3" text:outline-level="2">Pobierz obrazy ponownie z rejestru</text:h>
      <text:section text:style-name="Sect1" text:name="Sekcja41">
        <text:p text:style-name="P7">docker pull "${BACK_IMAGE}:${VERSION}"</text:p>
        <text:p text:style-name="P7">docker pull "${BACK_IMAGE}:latest"</text:p>
        <text:p text:style-name="P7"/>
        <text:p text:style-name="P7">docker pull "${FRONT_IMAGE}:${VERSION}"</text:p>
        <text:p text:style-name="P7">docker pull "${FRONT_IMAGE}:latest"</text:p>
        <text:p text:style-name="P7"/>
        <text:p text:style-name="P7">PS C:\Users\x270\Desktop\UG\NAUKA\sem_6\devops\zajecia3\product-dashboard&gt; docker pull "${BACK_IMAGE}:${VERSION}"</text:p>
        <text:p text:style-name="P7">v1: Pulling from rockpiryt/product-dashboard-backend</text:p>
        <text:p text:style-name="P7">d46d1887c09a: Pull complete</text:p>
        <text:p text:style-name="P7">ebbfeb92f084: Pull complete</text:p>
        <text:p text:style-name="P7">d850f576bcc1: Pull complete</text:p>
        <text:p text:style-name="P7">0980bc8c291f: Pull complete</text:p>
        <text:p text:style-name="P7">Digest: sha256:a8070493d140d1ca3feb9da82a1582823ffe150308093d3106be23dbf89238b0</text:p>
        <text:p text:style-name="P7">Status: Downloaded newer image for rockpiryt/product-dashboard-backend:v1</text:p>
        <text:p text:style-name="P7">docker.io/rockpiryt/product-dashboard-backend:v1</text:p>
        <text:p text:style-name="P7">PS C:\Users\x270\Desktop\UG\NAUKA\sem_6\devops\zajecia3\product-dashboard&gt; docker pull "${BACK_IMAGE}:latest"</text:p>
        <text:p text:style-name="P7">latest: Pulling from rockpiryt/product-dashboard-backend</text:p>
        <text:p text:style-name="P7">Digest: sha256:a8070493d140d1ca3feb9da82a1582823ffe150308093d3106be23dbf89238b0</text:p>
        <text:p text:style-name="P7">Status: Downloaded newer image for rockpiryt/product-dashboard-backend:latest</text:p>
        <text:p text:style-name="P7">docker.io/rockpiryt/product-dashboard-backend:latest</text:p>
        <text:p text:style-name="P7"><text:soft-page-break/>PS C:\Users\x270\Desktop\UG\NAUKA\sem_6\devops\zajecia3\product-dashboard&gt; </text:p>
        <text:p text:style-name="P7">PS C:\Users\x270\Desktop\UG\NAUKA\sem_6\devops\zajecia3\product-dashboard&gt; docker pull "${FRONT_IMAGE}:${VERSION}"</text:p>
        <text:p text:style-name="P7">v1: Pulling from rockpiryt/product-dashboard-frontend</text:p>
        <text:p text:style-name="P7">a8f4396c35c8: Pull complete</text:p>
        <text:p text:style-name="P7">270a1b33868b: Pull complete</text:p>
        <text:p text:style-name="P7">44c3b0b9b9f0: Pull complete</text:p>
        <text:p text:style-name="P7">3bd6640ab4d0: Pull complete</text:p>
        <text:p text:style-name="P7">Digest: sha256:93369b207507185a2e97c640dd1c106b03837626fb01f642d77867a8a16b6eb9</text:p>
        <text:p text:style-name="P7">Status: Downloaded newer image for rockpiryt/product-dashboard-frontend:v1</text:p>
        <text:p text:style-name="P7">docker.io/rockpiryt/product-dashboard-frontend:v1</text:p>
        <text:p text:style-name="P7">PS C:\Users\x270\Desktop\UG\NAUKA\sem_6\devops\zajecia3\product-dashboard&gt; docker pull "${FRONT_IMAGE}:latest"</text:p>
        <text:p text:style-name="P7">latest: Pulling from rockpiryt/product-dashboard-frontend</text:p>
        <text:p text:style-name="P7">Digest: sha256:93369b207507185a2e97c640dd1c106b03837626fb01f642d77867a8a16b6eb9</text:p>
        <text:p text:style-name="P7">Status: Downloaded newer image for rockpiryt/product-dashboard-frontend:latest</text:p>
        <text:p text:style-name="P7">docker.io/rockpiryt/product-dashboard-frontend:latest</text:p>
        <text:p text:style-name="P7">PS C:\Users\x270\Desktop\UG\NAUKA\sem_6\devops\zajecia3\product-dashboard&gt; </text:p>
      </text:section>
      <text:h text:style-name="P3" text:outline-level="2">Uruchom ponownie środowisko z pobranych obrazów</text:h>
      <text:section text:style-name="Sect1" text:name="Sekcja42">
        <text:p text:style-name="P7"><text:bookmark text:name="code-block-viewer kopia 41"/>docker network create product-dashboard-net</text:p>
      </text:section>
      <text:section text:style-name="Sect1" text:name="Sekcja43">
        <text:p text:style-name="P7">PS C:\Users\x270\Desktop\UG\NAUKA\sem_6\devops\zajecia3\product-dashboard&gt; docker run -d --name backend --network product-dashboard-net -e INSTANCE_ID=backend-v1 "${BACK_IMAGE}:${VERSION}"</text:p>
        <text:p text:style-name="P7">a3ce2755ea72985dec2c80ab881368dec6592a4a1bebcdfd22071e90012e2c91</text:p>
        <text:p text:style-name="P7">PS C:\Users\x270\Desktop\UG\NAUKA\sem_6\devops\zajecia3\product-dashboard&gt; docker run -d --name frontend --network product-dashboard-net -p 8080:80 "${FRONT_IMAGE}:${VERSION}"</text:p>
        <text:p text:style-name="P7">cb10db3751ad473b76352c3f0d452c1a4c513a9c0c8df834f079ba9da96ebb89</text:p>
        <text:p text:style-name="P7">PS C:\Users\x270\Desktop\UG\NAUKA\sem_6\devops\zajecia3\product-dashboard&gt; </text:p>
      </text:section>
      <text:section text:style-name="Sect1" text:name="Sekcja44">
        <text:p text:style-name="P7"><text:s text:c="2"/></text:p>
      </text:section>
      <text:h text:style-name="Heading_20_2" text:outline-level="2"><text:span text:style-name="T2"/></text:h>
      <text:h text:style-name="Heading_20_2" text:outline-level="2"><text:span text:style-name="T2">Potwierdzenie działania po </text:span><text:span text:style-name="Source_20_Text"><text:span text:style-name="T2">pull</text:span></text:span></text:h>
      <text:section text:style-name="Sect1" text:name="Sekcja45">
        <text:p text:style-name="P7">$response = Invoke-WebRequest -Uri "http://localhost:8080/api/stats" -Method GET<text:line-break/>$response.Headers["X-Cache-Status"]<text:line-break/>$response.Content </text:p>
      </text:section>
      <text:p text:style-name="P14"><text:span text:style-name="T7">W</text:span>ynik:</text:p>
      <text:section text:style-name="Sect1" text:name="Sekcja46">
        <text:p text:style-name="P7">PS C:\Users\x270\Desktop\UG\NAUKA\sem_6\devops\zajecia3\product-dashboard&gt; $response = Invoke-WebRequest -Uri "http://localhost:8080/api/stats" -Method GET</text:p>
        <text:p text:style-name="P7">PS C:\Users\x270\Desktop\UG\NAUKA\sem_6\devops\zajecia3\product-dashboard&gt; $response.Headers["X-Cache-Status"]</text:p>
        <text:p text:style-name="P7">MISS</text:p>
        <text:p text:style-name="P7">PS C:\Users\x270\Desktop\UG\NAUKA\sem_6\devops\zajecia3\product-dashboard&gt; $response.Content </text:p>
        <text:p text:style-name="P7">{"totalProducts":3,"instanceId":"backend-v1","timestamp":"2026-03-27T15:06:14.422Z"}</text:p>
        <text:p text:style-name="P7">PS C:\Users\x270\Desktop\UG\NAUKA\sem_6\devops\zajecia3\product-dashboard&gt;</text:p>
      </text:section>
      <text:p text:style-name="P14">To potwierdza, że środowisko działa po odtworzeniu wyłącznie z rejestr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4:07:04.471000000</meta:creation-date>
    <dc:date>2026-03-27T16:09:33.875000000</dc:date>
    <meta:editing-duration>PT34M7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6" meta:paragraph-count="766" meta:word-count="2223" meta:character-count="28114" meta:non-whitespace-character-count="23436"/>
  </office:meta>
</office:document-meta>
</file>